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50%"/>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line-height="115%"/>
      <style:text-properties fo:font-weight="bold" style:font-weight-asian="bold"/>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0cb80b"/>
    </style:style>
    <style:style style:name="P10" style:family="paragraph" style:parent-style-name="Standard">
      <style:paragraph-properties fo:line-height="115%"/>
    </style:style>
    <style:style style:name="P11" style:family="paragraph" style:parent-style-name="Standard">
      <style:paragraph-properties fo:line-height="115%" fo:text-align="justify" style:justify-single-word="false"/>
    </style:style>
    <style:style style:name="P12" style:family="paragraph" style:parent-style-name="Standard">
      <style:text-properties fo:font-weight="normal" style:font-weight-asian="normal"/>
    </style:style>
    <style:style style:name="P13" style:family="paragraph" style:parent-style-name="Standard">
      <style:paragraph-properties fo:line-height="115%"/>
      <style:text-properties fo:font-weight="normal" style:font-weight-asian="normal"/>
    </style:style>
    <style:style style:name="P14" style:family="paragraph" style:parent-style-name="Standard">
      <style:paragraph-properties fo:line-height="115%" fo:text-align="justify" style:justify-single-word="false"/>
      <style:text-properties fo:font-weight="normal" style:font-weight-asian="normal"/>
    </style:style>
    <style:style style:name="P15" style:family="paragraph" style:parent-style-name="Standard">
      <style:paragraph-properties fo:line-height="150%"/>
      <style:text-properties fo:font-weight="normal" style:font-weight-asian="normal"/>
    </style:style>
    <style:style style:name="P16" style:family="paragraph" style:parent-style-name="Standard">
      <style:paragraph-properties fo:line-height="150%" fo:text-align="justify" style:justify-single-word="false"/>
      <style:text-properties fo:font-weight="normal" style:font-weight-asian="normal"/>
    </style:style>
    <style:style style:name="P17" style:family="paragraph" style:parent-style-name="Standard">
      <style:paragraph-properties fo:line-height="150%" fo:text-align="justify" style:justify-single-word="false" fo:break-before="page"/>
      <style:text-properties fo:font-weight="normal" style:font-weight-asian="normal"/>
    </style:style>
    <style:style style:name="P18"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19"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0"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1"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2" style:family="paragraph" style:parent-style-name="Standard">
      <style:paragraph-properties fo:line-height="150%"/>
      <style:text-properties fo:font-size="14pt" fo:font-weight="bold" style:font-size-asian="14pt" style:font-weight-asian="bold" style:font-size-complex="14pt"/>
    </style:style>
    <style:style style:name="P23"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P24" style:family="paragraph" style:parent-style-name="Standard">
      <style:paragraph-properties fo:line-height="150%" fo:text-align="justify" style:justify-single-word="false"/>
      <style:text-properties fo:font-size="14pt" fo:font-weight="bold" officeooo:rsid="000ac3c7" officeooo:paragraph-rsid="000ac3c7"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normal" officeooo:rsid="000ac3c7" officeooo:paragraph-rsid="000ac3c7"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font-size="14pt" fo:font-weight="normal" officeooo:rsid="000b3542" officeooo:paragraph-rsid="000cb80b"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font-size="12pt" fo:font-weight="normal" officeooo:rsid="000ac3c7" officeooo:paragraph-rsid="000ac3c7"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font-weight="normal" officeooo:rsid="000b3542" officeooo:paragraph-rsid="000b3542"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font-weight="normal" officeooo:rsid="000b3542" officeooo:paragraph-rsid="000cb80b"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font-weight="normal" officeooo:rsid="000cb80b" officeooo:paragraph-rsid="000cb80b"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fo:color="#55308d" loext:opacity="100%" fo:font-size="12pt" fo:font-weight="normal" officeooo:rsid="000cb80b" officeooo:paragraph-rsid="000cb80b" style:font-size-asian="12pt" style:font-weight-asian="normal" style:font-size-complex="12pt" style:font-weight-complex="normal"/>
    </style:style>
    <style:style style:name="P32"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33"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34" style:family="paragraph" style:parent-style-name="Standard">
      <style:paragraph-properties fo:line-height="150%" fo:text-align="justify" style:justify-single-word="false"/>
      <style:text-properties fo:font-size="14pt" fo:font-weight="bold" officeooo:rsid="000cb80b" officeooo:paragraph-rsid="000cb80b" style:font-size-asian="14pt" style:font-weight-asian="bold" style:font-size-complex="14pt" style:font-weight-complex="bold"/>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T9" style:family="text">
      <style:text-properties officeooo:rsid="000a58a7"/>
    </style:style>
    <style:style style:name="T10" style:family="text">
      <style:text-properties officeooo:rsid="000b3542"/>
    </style:style>
    <style:style style:name="T11" style:family="text">
      <style:text-properties officeooo:rsid="000cb80b"/>
    </style:style>
    <style:style style:name="T12" style:family="text">
      <style:text-properties fo:font-size="12pt" fo:font-weight="normal" officeooo:rsid="000cb80b" style:font-size-asian="12pt" style:font-weight-asian="normal" style:font-size-complex="12pt" style:font-weight-complex="normal"/>
    </style:style>
    <style:style style:name="T13" style:family="text">
      <style:text-properties fo:font-size="12pt" fo:font-weight="normal" officeooo:rsid="000e69d3" style:font-size-asian="12pt" style:font-weight-asian="normal" style:font-size-complex="12pt" style:font-weight-complex="normal"/>
    </style:style>
    <style:style style:name="T14" style:family="text">
      <style:text-properties officeooo:rsid="001054a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text:span text:style-name="T1">Welcome to PyRTL</text:span><text:span text:style-name="T2"><text:note text:id="ftn1" text:note-class="footnote"><text:note-citation>1</text:note-citation><text:note-body><text:p text:style-name="P32"><text:tab/>This assignment is inspired by CSE x25 - Assignment 1 used in UC Santa Cruz</text:p></text:note-body></text:note></text:span></text:p>
      <text:p text:style-name="Standard"/>
      <text:p text:style-name="P3"/>
      <text:p text:style-name="P3">PyRTL Installation:</text:p>
      <text:p text:style-name="Standard"/>
      <text:p text:style-name="P8"><text:tab/>Installation of PyRTL is very easy. The following is from the manual written by one of the authors and pioneers <text:s/>of this fantastic project, Dr. Tim Sherwood, UC Santa Barbara.</text:p>
      <text:p text:style-name="P8"/>
      <text:p text:style-name="P8"><text:tab/>To install this package you can issue this command in terminal in all three major operating systems Windows, Mac and Linux:</text:p>
      <text:p text:style-name="Standard"/>
      <text:p text:style-name="P5">pip install pyrtl</text:p>
      <text:p text:style-name="P7"/>
      <text:p text:style-name="P8"><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8"><text:span text:style-name="T4">pip install --user pyrtl</text:span> (to install as a normal user). PyRTL is tested to work with Python 3.8+.</text:p>
      <text:p text:style-name="P10"/>
      <text:p text:style-name="P6">Using the Template (skeleton file)</text:p>
      <text:p text:style-name="P13"/>
      <text:p text:style-name="P11"><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5"/>
      <text:p text:style-name="P4">A Few Words About LSFR</text:p>
      <text:p text:style-name="P4"/>
      <text:p text:style-name="P16"><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5">From Wikipedia.org</text:p>
      <text:p text:style-name="P7"><text:span text:style-name="T3"><text:tab/></text:span><text:span text:style-name="T5">https://en.wikipedia.org/wiki/Linear-feedback_shift_register</text:span></text:p>
      <text:p text:style-name="P15">From eetimes.com</text:p>
      <text:p text:style-name="P7"><text:span text:style-name="T3"><text:tab/></text:span><text:span text:style-name="T5">https://www.eetimes.com/tutorial-linear-feedback-shift-registers-lfsrs-part-1/</text:span></text:p>
      <text:p text:style-name="P15"/>
      <text:p text:style-name="P17"><text:tab/>Below is a diagram of an LFSR. Note that the boxes with numbers inside them are <text:span text:style-name="T7">sub-</text:span>modules that you have to implement the <text:span text:style-name="T9">circuit so</text:span>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3"/>
      <text:p text:style-name="P3"><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3"/>
      <text:p text:style-name="P3">LSFR implementation in Combinatorial Logic</text:p>
      <text:p text:style-name="P12"/>
      <text:p text:style-name="P8"><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12"/>
      <text:p text:style-name="P8"><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3"/>
      <text:p text:style-name="P22">PART 2</text:p>
      <text:p text:style-name="P4">LFSR implementation in Behavioral Logic</text:p>
      <text:p text:style-name="P8"><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4"/>
      <text:p text:style-name="P23">Helpful hint to test your circuit even without a test-bench</text:p>
      <text:p text:style-name="P14"/>
      <text:p text:style-name="P16"><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ext:span><text:soft-page-break/><text:span text:style-name="T7">the design and this part is a Must, because you want to make sure your circuit is working properly. But here is an easy way to double check the proper working on your circuit.</text:span></text:p>
      <text:p text:style-name="P18">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19">{A5, 57, AE, 41, 82, 01, 32, 64, C8, 8D, 07, …}</text:p>
      <text:p text:style-name="P20">So for example if you initialize the circuit with the number 41 in this sequence, you should have the following number as the first number generated by the circuit:</text:p>
      <text:p text:style-name="P21">{<text:span text:style-name="T7">82, 01, 32, 64, C8, 8D, 07, …</text:span>}</text:p>
      <text:p text:style-name="P20">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text:span text:style-name="T14">an </text:span>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18"/>
      <text:p text:style-name="P24">Some notes on the test-benches</text:p>
      <text:p text:style-name="P27">A very important part of implementing designs in every project no matter how small it is, is creating a test-bench for that project, because verification is a very very important part of every design. Without verification it is not possible to tell if the design will work. In case of large industrial projects, <text:span text:style-name="T10">skipping this step will cost millions of dollars as its risky. So testing your design is a very critical stage of the project. Test-benches are like a test circuit that you design to test the behavior of the circuit to make sure it does what the designer has intended. Once you gain mastery in the hardware definition language you are learning, you will be able to develop your own test-benches to test and verify your designed circuits.</text:span></text:p>
      <text:p text:style-name="P27"/>
      <text:p text:style-name="P28">In this assignment, you could do the verification by looking at the waveform generated either by the built-in waveform viewer or the Verilog test-bench produced by PyRTL. The Verilog test-bench created by PyRTL may need some tweaking after optimization and you may need to add some <text:soft-page-break/>conditions to check the circuit against, and print a success/fail message for the designer to verify the proper functioning of the circuit or catch the bugs in the original code or add stepping and/or timing as a flag to study the behavior of the circuit under test (or DUT Device Under Test). This requires knowledge of Verilog HDL but you can develop your own test-bench using PyRTL without a need for PyRTL generated Verilog code and its corresponding test bench.</text:p>
      <text:p text:style-name="P29">There is a Verilog test-bench provided (not generated by PyRTL) that you can run it against your designs and it will give you pass/fail results for your verification. <text:span text:style-name="T11">Looking at its code also gives you so clue as far as what is expected from the circuit to do.</text:span></text:p>
      <text:p text:style-name="P26"/>
      <text:p text:style-name="P34">How to use the provided Verilog test-bench</text:p>
      <text:p text:style-name="P26"/>
      <text:p text:style-name="P30"><text:tab/>Copy the PyRTL generated Verilog files of your implementations (lfsr_combinational.v and lfsr_behavioral.v) in the same folder as lfsr_tb.v and run this command in your terminal:</text:p>
      <text:p text:style-name="P30"/>
      <text:p text:style-name="P31">iverilog lfsr_combinational.v lfsr_behavioral.v lfsr_tb.v -o lfsr_tb.out</text:p>
      <text:p text:style-name="P30"/>
      <text:p text:style-name="P30"><text:tab/>iverilog will generate an executable that you can run in your terminal and it will display pass/fail messages once it tests both of your designs at the same time.</text:p>
      <text:p text:style-name="P30"/>
      <text:p text:style-name="P9"><text:span text:style-name="T12"><text:tab/>If you don’t understand anything </text:span><text:span text:style-name="T13">in</text:span><text:span text:style-name="T12"> the Verilog code for the test-bench and other PyRTL generated Verilog files, don’t get frustrated, you will learn Verilog in the future and once you compare Verilog hardware description language with PyRTL as a modern HLS (High Level Synthesis) tool, you will appreciate many features of PyRTL</text:span> <text:span text:style-name="T11">which makes the task of hardware programming much easier and productive.</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8T19:28:47.762634247</dc:date>
    <dc:creator>Mahyar</dc:creator>
    <meta:editing-duration>PT1H1M27S</meta:editing-duration>
    <meta:editing-cycles>5</meta:editing-cycles>
    <meta:document-statistic meta:table-count="0" meta:image-count="1" meta:object-count="0" meta:page-count="4" meta:paragraph-count="41" meta:word-count="1236" meta:character-count="7390" meta:non-whitespace-character-count="6176"/>
  </office:meta>
</office:document-meta>
</file>